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82b3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82b3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82b3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9" style:family="paragraph" style:parent-style-name="Frame_20_contents">
      <style:paragraph-properties fo:text-align="start" style:justify-single-word="false"/>
    </style:style>
    <style:style style:name="P11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1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0"/>
            </table:table-cell>
            <table:table-cell table:style-name="Tabella2.A1" office:value-type="string">
              <text:p text:style-name="P99"><text:placeholder text:placeholder-type="text">&lt;translate(u'VAT')&gt;</text:placeholder></text:p>
            </table:table-cell>
            <table:table-cell table:style-name="Tabella2.A1" office:value-type="string">
              <text:p text:style-name="P9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6"><text:placeholder text:placeholder-type="text">&lt;ddt['description'] or ''&gt;</text:placeholder></text:p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5"><text:placeholder text:placeholder-type="text">&lt;line.name or line.product_id and line.product_id.description_sale or ''&gt;</text:placeholder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invoice_id.partner_product_additional_description"&gt;</text:placeholder></text:span></text:span></text:p>
            <text:p text:style-name="P64"><text:span text:style-name="Strong_20_Emphasis"><text:span text:style-name="T50"><text:placeholder text:placeholder-type="text">&lt;line.invoice_id.partner_product_additional_description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79"><text:bookmark-start text:name="__DdeLink__1306_1101738539"/><text:span text:style-name="Strong_20_Emphasis"><text:span text:style-name="T52"><text:placeholder text:placeholder-type="text">&lt;/if&gt;</text:placeholder></text:span></text:span><text:bookmark-end text:name="__DdeLink__1306_1101738539"/></text:p>
          </table:table-cell>
          <table:table-cell table:style-name="Tabella2.C8" office:value-type="string">
            <text:p text:style-name="P110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11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12"><text:placeholder text:placeholder-type="text">&lt;if test="line.quantity != 0.00"&gt;</text:placeholder></text:p>
            <text:p text:style-name="P113"><text:placeholder text:placeholder-type="text">&lt;line.quantity or 0.00&gt;</text:placeholder></text:p>
            <text:p text:style-name="P114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5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6"><text:placeholder text:placeholder-type="text">&lt;line.name or line.product_id and line.product_id.description_sale or ''&gt;</text:placeholder></text:p>
            <text:p text:style-name="P64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1"><text:placeholder text:placeholder-type="text">&lt;if test="line.has_additional_description"&gt;</text:placeholder></text:span></text:span></text:p>
            <text:p text:style-name="P64"><text:span text:style-name="Strong_20_Emphasis"><text:span text:style-name="T50"><text:placeholder text:placeholder-type="text">&lt;line.partner_product_additional_description&gt;</text:placeholder></text:span></text:span></text:p>
            <text:p text:style-name="P64"><text:span text:style-name="Strong_20_Emphasis"><text:span text:style-name="T51"><text:placeholder text:placeholder-type="text">&lt;/if&gt;</text:placeholder></text:span></text:span></text:p>
            <text:p text:style-name="P80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12"><text:placeholder text:placeholder-type="text">&lt;if test="line.quantity != 0.00"&gt;</text:placeholder></text:p>
            <text:p text:style-name="P113"><text:placeholder text:placeholder-type="text">&lt;line.quantity or 0.00&gt;</text:placeholder></text:p>
            <text:p text:style-name="P114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6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09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7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8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21_1866234270"/><text:bookmark text:name="__DdeLink__1216_1866234270"/><text:span text:style-name="T53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51"/>
          </table:table-cell>
          <table:covered-table-cell/>
          <table:table-cell table:style-name="Table1.B11" office:value-type="string">
            <text:p text:style-name="P68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6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8"/>
          </table:table-cell>
          <table:table-cell table:style-name="Table1.M11" office:value-type="string">
            <text:p text:style-name="P57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table:number-columns-spanned="2" office:value-type="string">
            <text:p text:style-name="P51"/>
          </table:table-cell>
          <table:covered-table-cell/>
          <table:table-cell table:style-name="Table1.B12" office:value-type="string">
            <text:p text:style-name="P73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6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4"/>
          </table:table-cell>
          <table:table-cell table:style-name="Table1.M12" office:value-type="string">
            <text:p text:style-name="P75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69"><text:span text:style-name="T55">Imponibile</text:span><text:span text:style-name="T15"><text:placeholder text:placeholder-type="text">&lt;if test="o.partner_id.lang != 'it_IT'"&gt;</text:placeholder></text:span><text:span text:style-name="T25"> / <text:s/></text:span><text:span text:style-name="T54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69"><text:span text:style-name="T55">Imposta</text:span><text:span text:style-name="T15"><text:placeholder text:placeholder-type="text">&lt;if test="o.partner_id.lang != 'it_IT'"&gt;</text:placeholder></text:span><text:span text:style-name="T25"> / </text:span><text:span text:style-name="T54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4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6"/>
          </table:table-cell>
          <table:table-cell table:style-name="Table1.B14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76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76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07T08:27:49.499830697</dc:date>
    <meta:editing-duration>P3DT4H31M18S</meta:editing-duration>
    <meta:editing-cycles>621</meta:editing-cycles>
    <meta:generator>LibreOffice/5.1.6.2$Linux_X86_64 LibreOffice_project/10m0$Build-2</meta:generator>
    <meta:document-statistic meta:table-count="6" meta:image-count="0" meta:object-count="0" meta:page-count="2" meta:paragraph-count="168" meta:word-count="549" meta:character-count="7832" meta:non-whitespace-character-count="7428"/>
  </office:meta>
</office:document-meta>
</file>